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2" style:family="paragraph" style:parent-style-name="Standard">
      <style:paragraph-properties fo:margin-left="0in" fo:margin-right="0in" fo:text-align="justify" style:justify-single-word="false" fo:text-indent="0.4917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3" style:family="paragraph" style:parent-style-name="Standard">
      <style:paragraph-properties fo:margin-left="0in" fo:margin-right="0in" fo:text-align="justify" style:justify-single-word="false" fo:text-indent="0.4835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4" style:family="paragraph" style:parent-style-name="Standard">
      <style:paragraph-properties fo:margin-left="0.4917in" fo:margin-right="0in" fo:text-align="justify" style:justify-single-word="false" fo:text-indent="0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5" style:family="paragraph" style:parent-style-name="Heading_20_1">
      <style:paragraph-properties fo:text-align="center" style:justify-single-word="fals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margin-left="0in" fo:margin-right="0in" fo:text-align="justify" style:justify-single-word="false" fo:text-indent="0.4917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>
      <style:paragraph-properties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09in" style:auto-text-indent="false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9" style:family="paragraph" style:parent-style-name="Standard" style:master-page-name="">
      <style:paragraph-properties fo:margin-left="0in" fo:margin-right="0in" fo:line-height="150%" fo:text-align="justify" style:justify-single-word="false" fo:text-indent="0.4909in" style:auto-text-indent="false" style:page-number="auto" style:text-autospace="none"/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титульний аркуш ТЧ</text:p>
      <text:p text:style-name="P2">індивідуальне завдання на КР(МР)</text:p>
      <text:p text:style-name="P3">календарний план</text:p>
      <text:p text:style-name="P3">зміст</text:p>
      <text:p text:style-name="P3">анотація <text:s text:c="79"/></text:p>
      <text:p text:style-name="P1"><text:tab/>вступ</text:p>
      <text:p text:style-name="P1"><text:tab/></text:p>
      <text:p text:style-name="P1"><text:tab/>7) основна частина (її розділи): <text:s text:c="24"/><text:tab/><text:tab/> <text:s text:c="5"/>30-50 ст.;</text:p>
      <text:p text:style-name="P2"><text:s text:c="4"/>– аналіз існуючих методів (алгоритмів) вирішення поставленої задачі; <text:s text:c="3"/></text:p>
      <text:p text:style-name="P4"><text:s text:c="4"/>– обґрунтування вибору рішення;</text:p>
      <text:p text:style-name="P4"><text:s text:c="4"/>– вибір принципу дії системи чи обґрунтування методик;</text:p>
      <text:p text:style-name="P1"><text:tab/> <text:s text:c="3"/>– розробка структурної і (або) функціональної схеми; <text:s text:c="3"/></text:p>
      <text:p text:style-name="P1"><text:tab/> <text:s text:c="3"/>– розробка принципової схеми; <text:s text:c="5"/></text:p>
      <text:p text:style-name="P4"><text:s text:c="4"/>– експериментальні дослідження;</text:p>
      <text:p text:style-name="P2"><text:s text:c="4"/>– метрологічні характеристики;</text:p>
      <text:p text:style-name="P4"><text:s text:c="4"/>– алгоритмічне та програмне забезпечення; </text:p>
      <text:p text:style-name="P2">висновки</text:p>
      <text:p text:style-name="P2">література</text:p>
      <text:p text:style-name="P2">глосарій</text:p>
      <text:p text:style-name="P2">додат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5" text:outline-level="1">Анотація</text:h>
      <text:p text:style-name="P9">Мета даної роботи – розробити метод і відповідне програмне забезпечення для вирішення задачі побудови <text:s/>термінологіі в колекціі текстів наукової тематики.</text:p>
      <text:p text:style-name="P8">Дане дослідження є складовою частиною циклу робіт проведених на кафедрі з тематики, присвяченої побудові пошукової системи і репозіторію наукових праць.</text:p>
      <text:p text:style-name="P8"/>
      <text:p text:style-name="P8">З алгоритмічної точки зору результатом буде такий алгорітм, що на вході отримує <text:s/>колекцію документів у форматах pdf | doc, а на виході віддає файл що містить RDF граф з термінологією що зустрічається в даній колекції. <text:s/></text:p>
      <text:p text:style-name="P8"/>
      <text:p text:style-name="P8">Як складовий модуль системи пошуку і каталогізації наукових праць, на модульному рівні дистрибутив програми буде надано у вигляді jar-архіву з відповідним API.</text:p>
      <text:p text:style-name="P8"/>
      <text:p text:style-name="P8">Для кінцевого користувача і для тестування ефективності побудови термінології експертами буде розроблено веб-інтерфейс до компонентів програми, де в користувача будуть можливості завантажити в систему архівом колекцію документів, запустити алгоритм побудови термінології (можливо з введенням параметрів алгориту), передивитись і скачати файл-результат у вигляді RDF, а також продивитись термінологію, її входження в документи колекції і пов'язані з результатом роботи алгоритму метадані терміну.</text:p>
      <text:p text:style-name="P8"/>
      <text:p text:style-name="P8">Функціональна схема роботи алгоритму побудови термінології буде включати в себе наступні етапи і технології:</text:p>
      <text:p text:style-name="P8"/>
      <text:p text:style-name="P8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or Reshetnov</meta:initial-creator>
    <meta:creation-date>2014-02-02T16:24:23</meta:creation-date>
    <dc:date>2014-02-02T17:31:00</dc:date>
    <dc:creator>Ihor Reshetnov</dc:creator>
    <meta:editing-duration>PT59M</meta:editing-duration>
    <meta:editing-cycles>25</meta:editing-cycles>
    <meta:generator>OpenOffice/4.0.1$Unix OpenOffice.org_project/401m5$Build-9714</meta:generator>
    <meta:document-statistic meta:table-count="0" meta:image-count="0" meta:object-count="0" meta:page-count="2" meta:paragraph-count="28" meta:word-count="237" meta:character-count="1957"/>
  </office:meta>
</office:document-meta>
</file>